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c6dc4" officeooo:paragraph-rsid="001c6dc4" style:font-size-asian="26pt" style:font-size-complex="26pt"/>
    </style:style>
    <style:style style:name="P2" style:family="paragraph" style:parent-style-name="Standard">
      <style:text-properties fo:font-size="14pt" officeooo:rsid="001c6dc4" officeooo:paragraph-rsid="001c6dc4" style:font-size-asian="12.25pt" style:font-size-complex="14pt"/>
    </style:style>
    <style:style style:name="P3" style:family="paragraph" style:parent-style-name="Standard">
      <style:text-properties fo:font-size="14pt" officeooo:rsid="0021180a" officeooo:paragraph-rsid="0021180a" style:font-size-asian="12.25pt" style:font-size-complex="14pt"/>
    </style:style>
    <style:style style:name="P4" style:family="paragraph" style:parent-style-name="Standard">
      <style:text-properties fo:font-size="14pt" officeooo:rsid="0021180a" officeooo:paragraph-rsid="00235529" style:font-size-asian="12.25pt" style:font-size-complex="14pt"/>
    </style:style>
    <style:style style:name="P5" style:family="paragraph" style:parent-style-name="Standard">
      <style:text-properties fo:font-size="14pt" officeooo:rsid="00219c4a" officeooo:paragraph-rsid="00219c4a" style:font-size-asian="12.25pt" style:font-size-complex="14pt"/>
    </style:style>
    <style:style style:name="P6" style:family="paragraph" style:parent-style-name="Standard">
      <style:text-properties fo:font-size="14pt" officeooo:rsid="00235529" officeooo:paragraph-rsid="00235529" style:font-size-asian="12.25pt" style:font-size-complex="14pt"/>
    </style:style>
    <style:style style:name="P7" style:family="paragraph" style:parent-style-name="Standard">
      <style:text-properties fo:font-size="14pt" officeooo:rsid="002589a7" officeooo:paragraph-rsid="002589a7" style:font-size-asian="12.25pt" style:font-size-complex="14pt"/>
    </style:style>
    <style:style style:name="P8" style:family="paragraph" style:parent-style-name="Standard">
      <style:text-properties fo:font-size="12pt" officeooo:rsid="001c6dc4" officeooo:paragraph-rsid="001c6dc4" style:font-size-asian="10.5pt" style:font-size-complex="12pt"/>
    </style:style>
    <style:style style:name="P9" style:family="paragraph" style:parent-style-name="Standard">
      <style:text-properties fo:font-size="12pt" officeooo:rsid="00357395" officeooo:paragraph-rsid="00357395" style:font-size-asian="10.5pt" style:font-size-complex="12pt"/>
    </style:style>
    <style:style style:name="P10" style:family="paragraph" style:parent-style-name="Standard">
      <style:text-properties fo:font-size="14pt" officeooo:rsid="002589a7" officeooo:paragraph-rsid="002589a7" style:font-size-asian="12.25pt" style:font-size-complex="14pt"/>
    </style:style>
    <style:style style:name="P11" style:family="paragraph" style:parent-style-name="Standard">
      <style:text-properties fo:font-size="14pt" officeooo:rsid="0021180a" officeooo:paragraph-rsid="0021180a" style:font-size-asian="12.25pt" style:font-size-complex="14pt"/>
    </style:style>
    <style:style style:name="P12" style:family="paragraph" style:parent-style-name="Standard">
      <style:text-properties fo:font-size="14pt" officeooo:rsid="0021180a" officeooo:paragraph-rsid="00235529" style:font-size-asian="12.25pt" style:font-size-complex="14pt"/>
    </style:style>
    <style:style style:name="P13" style:family="paragraph" style:parent-style-name="Standard">
      <style:text-properties fo:font-size="14pt" officeooo:rsid="00302cbc" officeooo:paragraph-rsid="00302cbc" style:font-size-asian="12.25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2ff561" style:font-size-asian="10.5pt" style:font-size-complex="12pt"/>
    </style:style>
    <style:style style:name="T3" style:family="text">
      <style:text-properties officeooo:rsid="00219c4a"/>
    </style:style>
    <style:style style:name="T4" style:family="text">
      <style:text-properties officeooo:rsid="00235529"/>
    </style:style>
    <style:style style:name="T5" style:family="text">
      <style:text-properties officeooo:rsid="002589a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9cm" fo:min-width="4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432cm" fo:min-width="2.1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392cm" fo:min-width="2.4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392cm" fo:min-width="3.3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741cm" fo:min-width="2.7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3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25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26cm" fo:min-width="2.82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10.135cm" fo:min-width="4.699cm" fo:padding-top="0.125cm" fo:padding-bottom="0.125cm" fo:padding-left="0.25cm" fo:padding-right="0.25cm" draw:shadow="hidden" draw:shadow-offset-x="0.199cm" draw:shadow-offset-y="0.199cm" draw:shadow-color="#808080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35cm" fo:min-width="2.76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10.135cm" fo:min-width="4.699cm" fo:padding-top="0.125cm" fo:padding-bottom="0.125cm" fo:padding-left="0.25cm" fo:padding-right="0.25cm" draw:shadow="hidden" draw:shadow-offset-x="0.199cm" draw:shadow-offset-y="0.199cm" draw:shadow-color="#808080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26cm" fo:min-width="1.87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26cm" fo:min-width="1.34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9cm" fo:min-width="2.2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26cm" fo:min-width="0.61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Shape1" draw:style-name="gr1" draw:text-style-name="P14" svg:x1="-0.072cm" svg:y1="1.106cm" svg:x2="29.898cm" svg:y2="0.937cm"><text:p/></draw:line> <text:s text:c="39"/>Techolution Assignment</text:p>
      <text:p text:style-name="P1"/>
      <text:p text:style-name="P2">Problem Statement:</text:p>
      <text:p text:style-name="P2"><text:tab/><text:tab/><text:tab/><text:span text:style-name="T1">Battery Based </text:span><text:span text:style-name="T2">Smart</text:span><text:span text:style-name="T1"> Swing <text:s/></text:span><text:span text:style-name="T2">D</text:span><text:span text:style-name="T1">oor with an access control of Face Recognition and FingerPrint.</text:span></text:p>
      <text:p text:style-name="P2"/>
      <text:p text:style-name="P2">Test Cases:</text:p>
      <text:p text:style-name="P8">1) Door should open automatically when a known user is recognized.</text:p>
      <text:p text:style-name="P8">2) Door should not close until user passes by it.</text:p>
      <text:p text:style-name="P8">3) Door should open if user is near the door while it’s closing.</text:p>
      <text:p text:style-name="P8">4) Door can be opened using push button if required.</text:p>
      <text:p text:style-name="P8">5) Keep track of door’s status whether it’s in close state or open state.</text:p>
      <text:p text:style-name="P8"><draw:line text:anchor-type="paragraph" draw:z-index="1" draw:name="Shape2" draw:style-name="gr2" draw:text-style-name="P14" svg:x1="-0.025cm" svg:y1="0.242cm" svg:x2="29.416cm" svg:y2="0.217cm"><text:p/></draw:line></text:p>
      <text:p text:style-name="P8"/>
      <text:p text:style-name="P3">Sensors ,<text:span text:style-name="T4">Circuits and Processor</text:span>:</text:p>
      <text:p text:style-name="P3"/>
      <text:p text:style-name="P3">1) Raspberry Pi (5V , 2A).</text:p>
      <text:p text:style-name="P5"><text:span text:style-name="T4">2</text:span>) <text:span text:style-name="T4">Wiper Motor for Swing Door Mechanism.(12v , upto 12A)</text:span></text:p>
      <text:p text:style-name="P6">3) H-Bridge Circuit for motor.</text:p>
      <text:p text:style-name="P6">4) 12 Volt, 25Ah battery.</text:p>
      <text:p text:style-name="P6">5) <text:s/>12v to 5v buck converter.</text:p>
      <text:p text:style-name="P7">6) Camera Module for face detection.</text:p>
      <text:p text:style-name="P7">7) Optical Finger Print Reader Sensor Module.</text:p>
      <text:p text:style-name="P4"><text:span text:style-name="T5">8</text:span>) IR sensor 5v(Used as proximity sensor for face detection).</text:p>
      <text:p text:style-name="P4"><text:span text:style-name="T5">9</text:span>) Door<text:span text:style-name="T3"> lock sensor magnet proximity switch reed sensor (5v).</text:span></text:p>
      <text:p text:style-name="P6"><text:span text:style-name="T5">10</text:span>) <text:span text:style-name="T5">PIR sensor (Used to detect to keep track of humans near the door).</text:span></text:p>
      <text:p text:style-name="P7">11) Limit Switch (Attached to at the end of the door to track the end posistion of the door).</text:p>
      <text:p text:style-name="P7">12) Limit Switch (Attached at the closing of the door. If force push is applied with a small push in the door limit switch gets triggered).</text:p>
      <text:p text:style-name="P7"/>
      <text:p text:style-name="P7"><draw:line text:anchor-type="paragraph" draw:z-index="2" draw:name="Shape3" draw:style-name="gr2" draw:text-style-name="P14" svg:x1="-0.095cm" svg:y1="0.152cm" svg:x2="29.489cm" svg:y2="0.03cm"><text:p/></draw:line></text:p>
      <text:p text:style-name="P13">3) Integration Plan</text:p>
      <text:p text:style-name="P13"><draw:custom-shape text:anchor-type="paragraph" draw:z-index="4" draw:name="Shape5" draw:style-name="gr4" svg:width="2.117cm" svg:height="2.29cm" svg:x="12.749cm" svg:y="0.513cm"><text:p>Battery 12v</text:p><text:p><text:s text:c="6"/>26Ah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3"><draw:custom-shape text:anchor-type="paragraph" draw:z-index="7" draw:style-name="gr6" draw:text-style-name="P14" svg:width="3.49cm" svg:height="1.541cm" svg:x="17.584cm" svg:y="0.439cm"><text:p text:style-name="P14">H-Bridge Motor </text:p><text:p text:style-name="P14">Control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5" draw:text-style-name="P14" svg:width="2.574cm" svg:height="1.541cm" svg:x="23.186cm" svg:y="0.561cm"><text:p text:style-name="P14">Wiper Mo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4" draw:style-name="gr16" svg:width="2.262cm" svg:height="1.9cm" svg:x="27.035cm" svg:y="0.397cm"><text:p><text:s text:c="4"/>Raspberry</text:p><text:p><text:s text:c="5"/>Pi <text:s/>3b+</text:p><draw:enhanced-geometry svg:viewBox="0 0 21600 21600" draw:type="rectangle" draw:enhanced-path="M 0 0 L 21600 0 21600 21600 0 21600 0 0 Z N"/></draw:custom-shape><text:tab/></text:p>
      <text:p text:style-name="P7"><draw:custom-shape text:anchor-type="paragraph" draw:z-index="21" draw:name="Shape7" draw:style-name="gr14" draw:text-style-name="P15" svg:width="2.719cm" svg:height="0.553cm" svg:x="14.866cm" svg:y="0.4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7" draw:style-name="gr15" draw:text-style-name="P15" svg:width="2.114cm" svg:height="0.553cm" svg:x="21.073cm" svg:y="0.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Shape7" draw:style-name="gr17" draw:text-style-name="P15" svg:width="1.276cm" svg:height="0.553cm" svg:x="25.76cm" svg:y="0.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custom-shape text:anchor-type="paragraph" draw:z-index="15" draw:name="Shape6" draw:style-name="gr8" draw:text-style-name="P15" svg:width="0.481cm" svg:height="2.835cm" svg:x="13.543cm" svg:y="0.4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custom-shape text:anchor-type="paragraph" draw:z-index="20" draw:name="Shape8" draw:style-name="gr13" draw:text-style-name="P16" svg:width="5.201cm" svg:height="10.387cm" svg:x="2.452cm" svg:y="0.453cm"><text:p/><draw:enhanced-geometry svg:viewBox="0 0 21600 21600" draw:mirror-horizontal="false" draw:mirror-vertical="false" draw:type="rectangle" draw:enhanced-path="M 0 0 L 21600 0 21600 21600 0 21600 0 0 Z N"/></draw:custom-shape></text:p>
      <text:p text:style-name="P7"><draw:custom-shape text:anchor-type="paragraph" draw:z-index="18" draw:name="Shape8" draw:style-name="gr11" draw:text-style-name="P16" svg:width="5.201cm" svg:height="10.387cm" svg:x="20.204cm" svg:y="0.116cm"><text:p/><draw:enhanced-geometry svg:viewBox="0 0 21600 21600" draw:mirror-horizontal="false" draw:mirror-vertical="false" draw:type="rectangle" draw:enhanced-path="M 0 0 L 21600 0 21600 21600 0 21600 0 0 Z N"/></draw:custom-shape></text:p>
      <text:p text:style-name="P7"><draw:custom-shape text:anchor-type="paragraph" draw:z-index="11" draw:style-name="gr5" draw:text-style-name="P14" svg:width="2.574cm" svg:height="1.541cm" svg:x="3.778cm" svg:y="0.298cm"><text:p text:style-name="P14">IR Sens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7" draw:text-style-name="P14" svg:width="2.985cm" svg:height="1.929cm" svg:x="21.287cm" svg:y="0.155cm"><text:p text:style-name="P14">Magnetic Door </text:p><text:p text:style-name="P14">Lock Sens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<draw:custom-shape text:anchor-type="paragraph" draw:z-index="5" draw:name="Shape4" draw:style-name="gr3" svg:width="4.883cm" svg:height="1.9cm" svg:x="11.423cm" svg:y="0.446cm"><text:p><text:s text:c="10"/>Buck Converter 12v </text:p><text:p><text:tab/>12V to 5v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17" draw:name="Shape7" draw:style-name="gr10" draw:text-style-name="P15" svg:width="3.804cm" svg:height="0.553cm" svg:x="16.305cm" svg:y="0.0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9" draw:style-name="gr12" draw:text-style-name="P15" svg:width="3.733cm" svg:height="0.569cm" svg:x="7.691cm" svg:y="0.06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10" draw:style-name="gr5" draw:text-style-name="P14" svg:width="2.574cm" svg:height="1.541cm" svg:x="3.798cm" svg:y="0.476cm"><text:p text:style-name="P14">PIR Sens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5" draw:text-style-name="P14" svg:width="2.574cm" svg:height="1.541cm" svg:x="21.452cm" svg:y="0.037cm"><text:p text:style-name="P14">Camer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16" draw:name="Shape6" draw:style-name="gr9" draw:text-style-name="P15" svg:width="0.481cm" svg:height="2.142cm" svg:x="13.568cm" svg:y="0.0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/>
      <text:p text:style-name="P7"/>
      <text:p text:style-name="P7"><draw:custom-shape text:anchor-type="paragraph" draw:z-index="13" draw:style-name="gr5" draw:text-style-name="P14" svg:width="2.574cm" svg:height="1.541cm" svg:x="21.458cm" svg:y="0.399cm"><text:p text:style-name="P14">Limit Switch</text:p><text:p text:style-name="P14">End P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3" svg:width="4.883cm" svg:height="1.9cm" svg:x="11.402cm" svg:y="0.573cm"><text:p><text:s text:c="11"/>Raspberry Pi <text:s/>3b+</text:p><draw:enhanced-geometry svg:viewBox="0 0 21600 21600" draw:type="rectangle" draw:enhanced-path="M 0 0 L 21600 0 21600 21600 0 21600 0 0 Z N"/></draw:custom-shape><draw:custom-shape text:anchor-type="paragraph" draw:z-index="23" draw:name="Shape4" draw:style-name="gr3" svg:width="4.883cm" svg:height="1.9cm" svg:x="11.402cm" svg:y="0.573cm"><text:p><text:s text:c="11"/>Raspberry Pi <text:s/>3b+</text:p><draw:enhanced-geometry svg:viewBox="0 0 21600 21600" draw:type="rectangle" draw:enhanced-path="M 0 0 L 21600 0 21600 21600 0 21600 0 0 Z N"/></draw:custom-shape></text:p>
      <text:p text:style-name="P7"><draw:custom-shape text:anchor-type="paragraph" draw:z-index="9" draw:style-name="gr5" draw:text-style-name="P14" svg:width="2.574cm" svg:height="1.541cm" svg:x="3.847cm" svg:y="0.09cm"><text:p text:style-name="P14">Finger Print </text:p><text:p text:style-name="P14">Scann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/>
      <text:p text:style-name="P7"><draw:custom-shape text:anchor-type="paragraph" draw:z-index="14" draw:style-name="gr5" draw:text-style-name="P14" svg:width="2.574cm" svg:height="1.541cm" svg:x="21.433cm" svg:y="0.404cm"><text:p text:style-name="P14">Limit Switch</text:p><text:p text:style-name="P14">Force Pus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9">Note: The Raspberry Pi connected to motor and other sensors is same. </text:p>
      <text:p text:style-name="P9"/>
      <text:p text:style-name="P9">Working</text:p>
      <text:p text:style-name="P9"/>
      <text:p text:style-name="P9">1) Camera , Finger Print and IR sensor is placed at the entrance of door.</text:p>
      <text:p text:style-name="P9">2) <text:s/>PIR sensor is mounted on top of the door , so it can detect the users passing through the door.</text:p>
      <text:p text:style-name="P9">3) Magnetic Sensor is mounted at the door closing where it will detect whether the door is in closed state or not.</text:p>
      <text:p text:style-name="P9">4) 2 limit switches used One to detect the force push and one to detect whether the door is open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3:08:07.542550131</meta:creation-date>
    <meta:editing-duration>PT57M9S</meta:editing-duration>
    <meta:editing-cycles>12</meta:editing-cycles>
    <meta:generator>LibreOffice/5.1.6.2$Linux_X86_64 LibreOffice_project/10m0$Build-2</meta:generator>
    <dc:date>2020-07-14T18:20:16.111675027</dc:date>
    <meta:document-statistic meta:table-count="0" meta:image-count="0" meta:object-count="0" meta:page-count="1" meta:paragraph-count="30" meta:word-count="300" meta:character-count="1671" meta:non-whitespace-character-count="1352"/>
  </office:meta>
</office:document-meta>
</file>